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officeooo:rsid="000fa4f5" officeooo:paragraph-rsid="000fa4f5"/>
    </style:style>
    <style:style style:name="P3" style:family="paragraph" style:parent-style-name="Standard">
      <style:paragraph-properties fo:line-height="100%" fo:text-align="center" style:justify-single-word="false"/>
      <style:text-properties fo:language="fr" fo:country="FR"/>
    </style:style>
    <style:style style:name="P4" style:family="paragraph" style:parent-style-name="Standard">
      <style:paragraph-properties fo:line-height="100%"/>
    </style:style>
    <style:style style:name="P5" style:family="paragraph" style:parent-style-name="Standard">
      <style:paragraph-properties fo:line-height="100%"/>
      <style:text-properties fo:language="fr" fo:country="FR" fo:font-weight="bold" style:font-weight-asian="bold" style:font-weight-complex="bold"/>
    </style:style>
    <style:style style:name="P6" style:family="paragraph" style:parent-style-name="Standard">
      <style:paragraph-properties fo:line-height="100%"/>
      <style:text-properties fo:font-weight="bold" style:font-weight-asian="bold" style:font-weight-complex="bold"/>
    </style:style>
    <style:style style:name="P7" style:family="paragraph" style:parent-style-name="List_20_Paragraph" style:list-style-name="WWNum12">
      <style:paragraph-properties fo:line-height="100%"/>
    </style:style>
    <style:style style:name="P8" style:family="paragraph" style:parent-style-name="List_20_Paragraph" style:list-style-name="WWNum4">
      <style:paragraph-properties fo:line-height="100%"/>
    </style:style>
    <style:style style:name="P9" style:family="paragraph" style:parent-style-name="Standard">
      <style:paragraph-properties fo:line-height="100%"/>
      <style:text-properties style:font-weight-complex="bold"/>
    </style:style>
    <style:style style:name="P10" style:family="paragraph" style:parent-style-name="Standard">
      <style:paragraph-properties fo:margin-left="0.5in" fo:line-height="100%" fo:text-indent="-0.5in" style:auto-text-indent="false"/>
      <style:text-properties officeooo:paragraph-rsid="0016ea86"/>
    </style:style>
    <style:style style:name="P11" style:family="paragraph" style:parent-style-name="Standard">
      <style:paragraph-properties fo:margin-left="0.5in" fo:line-height="100%" fo:text-indent="-0.5in" style:auto-text-indent="false"/>
      <style:text-properties fo:font-style="normal" fo:font-weight="bold" officeooo:rsid="0012f263" officeooo:paragraph-rsid="0016ea86" style:font-style-asian="normal" style:font-weight-asian="bold" style:font-style-complex="normal" style:font-weight-complex="bold"/>
    </style:style>
    <style:style style:name="P12" style:family="paragraph" style:parent-style-name="Standard">
      <style:paragraph-properties fo:margin-left="0.5in" fo:line-height="100%" fo:text-indent="-0.5in" style:auto-text-indent="false"/>
    </style:style>
    <style:style style:name="P13" style:family="paragraph" style:parent-style-name="Standard">
      <style:paragraph-properties fo:margin-left="0.5in" fo:line-height="100%" fo:text-indent="-0.5in" style:auto-text-indent="false"/>
      <style:text-properties style:font-weight-complex="bold"/>
    </style:style>
    <style:style style:name="P14" style:family="paragraph" style:parent-style-name="Standard">
      <style:paragraph-properties fo:margin-left="0.5in" fo:line-height="100%" fo:text-indent="-0.5in" style:auto-text-indent="false"/>
      <style:text-properties fo:font-style="italic" style:font-style-asian="italic" style:font-style-complex="italic" style:font-weight-complex="bold"/>
    </style:style>
    <style:style style:name="P15" style:family="paragraph" style:parent-style-name="Standard">
      <style:paragraph-properties fo:margin-left="0.5in" fo:line-height="100%" fo:text-indent="-0.5in" style:auto-text-indent="false"/>
      <style:text-properties fo:font-weight="bold" style:font-weight-asian="bold"/>
    </style:style>
    <style:style style:name="P16" style:family="paragraph" style:parent-style-name="Standard">
      <style:paragraph-properties fo:margin-left="1in" fo:line-height="100%" fo:text-indent="-0.5in" style:auto-text-indent="false"/>
    </style:style>
    <style:style style:name="P17" style:family="paragraph" style:parent-style-name="Standard">
      <style:paragraph-properties fo:margin-left="1in" fo:line-height="100%" fo:text-indent="-0.5in" style:auto-text-indent="false"/>
      <style:text-properties style:font-weight-complex="bold"/>
    </style:style>
    <style:style style:name="P18" style:family="paragraph" style:parent-style-name="Standard">
      <style:paragraph-properties fo:margin-left="0.5in" fo:line-height="100%" fo:text-indent="-0.5in" style:auto-text-indent="false"/>
      <style:text-properties fo:font-weight="bold" style:font-weight-asian="bold" style:font-weight-complex="bold"/>
    </style:style>
    <style:style style:name="P19" style:family="paragraph" style:parent-style-name="Standard">
      <style:paragraph-properties fo:margin-left="1in" fo:line-height="100%" fo:text-indent="-0.5in" style:auto-text-indent="false"/>
      <style:text-properties officeooo:rsid="000f3d0b" officeooo:paragraph-rsid="000f3d0b"/>
    </style:style>
    <style:style style:name="P20" style:family="paragraph" style:parent-style-name="Standard">
      <style:paragraph-properties fo:margin-left="0.5in" fo:line-height="100%" fo:text-indent="-0.5in" style:auto-text-indent="false"/>
      <style:text-properties officeooo:rsid="000def0e" officeooo:paragraph-rsid="000def0e"/>
    </style:style>
    <style:style style:name="P21" style:family="paragraph" style:parent-style-name="Standard">
      <style:paragraph-properties fo:margin-left="0.5in" fo:line-height="100%" fo:text-indent="-0.5in" style:auto-text-indent="false"/>
      <style:text-properties fo:font-weight="normal" officeooo:rsid="000def0e" officeooo:paragraph-rsid="000def0e" style:font-weight-asian="normal" style:font-weight-complex="normal"/>
    </style:style>
    <style:style style:name="P22" style:family="paragraph" style:parent-style-name="Standard" style:list-style-name="L1">
      <style:paragraph-properties fo:line-height="100%"/>
      <style:text-properties fo:font-weight="normal" officeooo:rsid="000def0e" officeooo:paragraph-rsid="000def0e" style:font-weight-asian="normal" style:font-weight-complex="normal"/>
    </style:style>
    <style:style style:name="P23" style:family="paragraph" style:parent-style-name="Standard">
      <style:paragraph-properties fo:line-height="100%"/>
      <style:text-properties fo:font-weight="normal" officeooo:rsid="000def0e" officeooo:paragraph-rsid="000def0e" style:font-weight-asian="normal" style:font-weight-complex="normal"/>
    </style:style>
    <style:style style:name="P24" style:family="paragraph" style:parent-style-name="List_20_Paragraph" style:list-style-name="WWNum16">
      <style:paragraph-properties fo:line-height="100%"/>
    </style:style>
    <style:style style:name="P25" style:family="paragraph" style:parent-style-name="Standard">
      <style:paragraph-properties fo:margin-left="0.5in" fo:line-height="100%" fo:text-indent="-0.5in" style:auto-text-indent="false"/>
      <style:text-properties fo:font-style="italic" style:font-style-asian="italic" style:font-weight-complex="bold"/>
    </style:style>
    <style:style style:name="P26" style:family="paragraph" style:parent-style-name="Standard">
      <style:paragraph-properties fo:margin-left="0.25in" fo:line-height="100%"/>
      <style:text-properties fo:font-style="italic" style:font-style-asian="italic" style:font-weight-complex="bold"/>
    </style:style>
    <style:style style:name="P27" style:family="paragraph" style:parent-style-name="Standard">
      <style:paragraph-properties fo:line-height="100%"/>
      <style:text-properties fo:font-style="italic" style:font-style-asian="italic" style:font-weight-complex="bold"/>
    </style:style>
    <style:style style:name="P28" style:family="paragraph" style:parent-style-name="List_20_Paragraph" style:list-style-name="WWNum6">
      <style:paragraph-properties fo:line-height="100%"/>
    </style:style>
    <style:style style:name="P29" style:family="paragraph" style:parent-style-name="List_20_Paragraph" style:list-style-name="WWNum11">
      <style:paragraph-properties fo:line-height="100%"/>
    </style:style>
    <style:style style:name="P30" style:family="paragraph" style:parent-style-name="List_20_Paragraph" style:list-style-name="WWNum7">
      <style:paragraph-properties fo:line-height="100%"/>
    </style:style>
    <style:style style:name="P31" style:family="paragraph" style:parent-style-name="List_20_Paragraph" style:list-style-name="WWNum9">
      <style:paragraph-properties fo:line-height="100%"/>
    </style:style>
    <style:style style:name="P32" style:family="paragraph" style:parent-style-name="List_20_Paragraph" style:list-style-name="WWNum15">
      <style:paragraph-properties fo:line-height="100%"/>
    </style:style>
    <style:style style:name="P33" style:family="paragraph" style:parent-style-name="List_20_Paragraph" style:list-style-name="WWNum10">
      <style:paragraph-properties fo:line-height="100%"/>
    </style:style>
    <style:style style:name="P34" style:family="paragraph" style:parent-style-name="List_20_Paragraph">
      <style:paragraph-properties fo:line-height="100%"/>
    </style:style>
    <style:style style:name="P35" style:family="paragraph" style:parent-style-name="List_20_Paragraph" style:list-style-name="WWNum17">
      <style:paragraph-properties fo:line-height="100%"/>
    </style:style>
    <style:style style:name="P36" style:family="paragraph" style:parent-style-name="Standard">
      <style:paragraph-properties fo:margin-left="0.5in" fo:line-height="100%"/>
    </style:style>
    <style:style style:name="P37" style:family="paragraph" style:parent-style-name="List_20_Paragraph" style:list-style-name="WWNum14">
      <style:paragraph-properties fo:line-height="100%"/>
      <style:text-properties officeooo:rsid="0011706c" officeooo:paragraph-rsid="0011706c"/>
    </style:style>
    <style:style style:name="P38" style:family="paragraph" style:parent-style-name="List_20_Paragraph" style:list-style-name="WWNum14">
      <style:paragraph-properties fo:line-height="100%"/>
    </style:style>
    <style:style style:name="T1" style:family="text">
      <style:text-properties fo:font-size="16pt" style:font-size-asian="16pt" style:font-size-complex="16pt"/>
    </style:style>
    <style:style style:name="T2" style:family="text">
      <style:text-properties fo:language="fr" fo:country="FR"/>
    </style:style>
    <style:style style:name="T3" style:family="text">
      <style:text-properties fo:font-family="'Times New Roman'" style:font-family-generic="roman" fo:language="fr" fo:country="FR" officeooo:rsid="000dd1e2"/>
    </style:style>
    <style:style style:name="T4" style:family="text">
      <style:text-properties fo:language="fr" fo:country="F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officeooo:rsid="000dd1e2" style:font-weight-complex="bold"/>
    </style:style>
    <style:style style:name="T9" style:family="text">
      <style:text-properties fo:font-style="normal" fo:font-weight="bold" officeooo:rsid="0012f263" style:font-style-asian="normal" style:font-weight-asian="bold" style:font-style-complex="normal" style:font-weight-complex="bold"/>
    </style:style>
    <style:style style:name="T10" style:family="text">
      <style:text-properties fo:font-style="normal" fo:font-weight="normal" officeooo:rsid="0012f263" style:font-style-asian="normal" style:font-weight-asian="normal" style:font-style-complex="normal" style:font-weight-complex="normal"/>
    </style:style>
    <style:style style:name="T11" style:family="text">
      <style:text-properties fo:font-style="normal" fo:font-weight="normal" officeooo:rsid="00d1aae8" style:font-style-asian="normal" style:font-weight-asian="normal" style:font-style-complex="normal" style:font-weight-complex="normal"/>
    </style:style>
    <style:style style:name="T12" style:family="text">
      <style:text-properties fo:font-style="italic" fo:font-weight="normal" officeooo:rsid="0012f263" style:font-style-asian="italic" style:font-weight-asian="normal" style:font-style-complex="italic" style:font-weight-complex="normal"/>
    </style:style>
    <style:style style:name="T13" style:family="text">
      <style:text-properties fo:font-style="normal" fo:font-weight="normal" officeooo:rsid="0016ea86" style:font-style-asian="normal" style:font-weight-asian="normal" style:font-style-complex="normal" style:font-weight-complex="normal"/>
    </style:style>
    <style:style style:name="T14" style:family="text">
      <style:text-properties fo:font-weight="normal" officeooo:rsid="0016ea86"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font-weight-complex="bold"/>
    </style:style>
    <style:style style:name="T17" style:family="text">
      <style:text-properties fo:font-weight="bold" officeooo:rsid="0016ea86" style:font-weight-asian="bold" style:font-weight-complex="bold"/>
    </style:style>
    <style:style style:name="T18" style:family="text">
      <style:text-properties officeooo:rsid="001716a3" style:font-weight-complex="bold"/>
    </style:style>
    <style:style style:name="T19" style:family="text">
      <style:text-properties fo:font-style="italic" style:font-style-asian="italic" style:font-weight-complex="bold"/>
    </style:style>
    <style:style style:name="T20" style:family="text">
      <style:text-properties fo:font-weight="bold" style:font-weight-asian="bold"/>
    </style:style>
    <style:style style:name="T21" style:family="text">
      <style:text-properties officeooo:rsid="00128398" style:font-weight-complex="bold"/>
    </style:style>
    <style:style style:name="T22" style:family="text">
      <style:text-properties fo:font-weight="bold" officeooo:rsid="00184183" style:font-weight-asian="bold" style:font-weight-complex="bold"/>
    </style:style>
    <style:style style:name="T23" style:family="text">
      <style:text-properties style:font-style-complex="italic" style:font-weight-complex="bold"/>
    </style:style>
    <style:style style:name="T24" style:family="text">
      <style:text-properties officeooo:rsid="00144cd0"/>
    </style:style>
    <style:style style:name="T25" style:family="text">
      <style:text-properties fo:font-family="Symbol" style:font-family-generic="roman" style:font-pitch="variable" style:font-family-complex="Symbol" style:font-family-generic-complex="system" style:font-pitch-complex="variable"/>
    </style:style>
    <style:style style:name="T26" style:family="text">
      <style:text-properties officeooo:rsid="000dd1e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mily Beasley</text:span><text:span text:style-name="T1"/></text:p>
      <text:p text:style-name="P1"><text:a xlink:type="simple" xlink:href="mailto:beasley.em@gmail.com" text:style-name="Internet_20_link" text:visited-style-name="Visited_20_Internet_20_Link">beasley.em@gmail.com</text:a></text:p>
      <text:p text:style-name="P2">beasley015.github.io</text:p>
      <text:p text:style-name="P1" loext:marker-style-name="T2"><text:span text:style-name="T2">D</text:span><text:span text:style-name="T3">é</text:span><text:span text:style-name="T2">partment de Sciences Biologiques</text:span></text:p>
      <text:p text:style-name="P1" loext:marker-style-name="T2"><text:span text:style-name="T2">Université de Montréal</text:span><text:span text:style-name="T2"/></text:p>
      <text:p text:style-name="P3" loext:marker-style-name="T2"/>
      <text:p text:style-name="P4" loext:marker-style-name="T4"><text:span text:style-name="T4">EMPLOYMENT</text:span><text:span text:style-name="T4"/></text:p>
      <text:p text:style-name="P5" loext:marker-style-name="T4"/>
      <text:p text:style-name="P4" loext:marker-style-name="T4"><text:span text:style-name="T4">August 2023–Present, Université de Montréal</text:span><text:span text:style-name="T4"/></text:p>
      <text:p text:style-name="P4" loext:marker-style-name="T5"><text:span text:style-name="T5">Postdoctoral fellow</text:span><text:span text:style-name="T5"/></text:p>
      <text:p text:style-name="P6" loext:marker-style-name="T6"/>
      <text:p text:style-name="P4" loext:marker-style-name="T6"><text:span text:style-name="T6">EDUCATION</text:span><text:span text:style-name="T6"/></text:p>
      <text:p text:style-name="P6" loext:marker-style-name="T6"/>
      <text:p text:style-name="P4" loext:marker-style-name="T6"><text:span text:style-name="T6">Aug. 2018–May 2023, University of Vermont</text:span><text:span text:style-name="T6"/></text:p>
      <text:p text:style-name="P4" loext:marker-style-name="T6"><text:span text:style-name="T6">Ph.D. Biology</text:span><text:span text:style-name="T6"/></text:p>
      <text:p text:style-name="P4" loext:marker-style-name="T6"><text:span text:style-name="T6">Advisor: Nicholas Gotelli</text:span><text:span text:style-name="T6"/></text:p>
      <text:list text:style-name="WWNum12">
        <text:list-item>
          <text:p text:style-name="P7" loext:marker-style-name="T6">Defense date: 8 March 2023<text:span text:style-name="T6"/></text:p>
        </text:list-item>
        <text:list-item>
          <text:p text:style-name="P7" loext:marker-style-name="T6">Graduation date: 21 May 2023<text:span text:style-name="T6"/></text:p>
        </text:list-item>
        <text:list-item>
          <text:p text:style-name="P7" loext:marker-style-name="T6"><text:span text:style-name="T7">Qu</text:span><text:span text:style-name="T8">antitative Evolutionary STEM Training (QuEST) program: </text:span><text:span text:style-name="T7">Trainee</text:span></text:p>
        </text:list-item>
        <text:list-item>
          <text:p text:style-name="P7" loext:marker-style-name="T6"><text:span text:style-name="T7">Vertebrate Collections Manager: Zadock Thompson Natural History Collections</text:span><text:span text:style-name="T6"/></text:p>
        </text:list-item>
      </text:list>
      <text:p text:style-name="P6" loext:marker-style-name="T6"/>
      <text:p text:style-name="P4" loext:marker-style-name="T6"><text:span text:style-name="T6">Jan. 2016–Dec. 2017, Missouri State University</text:span><text:span text:style-name="T6"/></text:p>
      <text:p text:style-name="P4" loext:marker-style-name="T6"><text:span text:style-name="T6">M.S. Biology</text:span><text:span text:style-name="T6"/></text:p>
      <text:p text:style-name="P4" loext:marker-style-name="T6"><text:span text:style-name="T6">Advisor: Sean Maher</text:span><text:span text:style-name="T6"/></text:p>
      <text:list xml:id="list2577286917" text:style-name="WWNum4">
        <text:list-item>
          <text:p text:style-name="P8">Thesis: Island biogeography of small mammals and associated ectoparasites in the Ozark glades</text:p>
        </text:list-item>
      </text:list>
      <text:p text:style-name="P6" loext:marker-style-name="T6"/>
      <text:p text:style-name="P4" loext:marker-style-name="T6"><text:span text:style-name="T6">Aug. 2011-May 2015, Missouri State University</text:span><text:span text:style-name="T6"/></text:p>
      <text:p text:style-name="P4" loext:marker-style-name="T6"><text:span text:style-name="T6">B.S. Wildlife Biology (Summa cum Laude, Honors)</text:span><text:span text:style-name="T6"/></text:p>
      <text:p text:style-name="P6" loext:marker-style-name="T6"/>
      <text:p text:style-name="P4" loext:marker-style-name="T6"><text:span text:style-name="T6">PUBLICATIONS</text:span><text:span text:style-name="T6"/></text:p>
      <text:p text:style-name="P9" loext:marker-style-name="T7"/>
      <text:p text:style-name="P10"><text:span text:style-name="T9">Beasley, E.M. </text:span><text:span text:style-name="T10">&amp; Poisot, T. </text:span><text:span text:style-name="T11">Vaccination and immigration rates influence raccoon rabies elimination and recolonization in simulated urban-suburban landscapes. </text:span><text:span text:style-name="T10">In review at </text:span><text:span text:style-name="T12">Journal of Animal Ecology. </text:span><text:span text:style-name="T13">Preprint available at </text:span><text:a xlink:type="simple" xlink:href="https://doi.org/10.32942/X22K9H" text:style-name="Internet_20_link" text:visited-style-name="Visited_20_Internet_20_Link"><text:span text:style-name="T14">https://doi.org/10.32942/X22K9H</text:span></text:a><text:span text:style-name="T14">.</text:span></text:p>
      <text:p text:style-name="P11"><text:span text:style-name="T15"/></text:p>
      <text:p text:style-name="P10" loext:marker-style-name="T16"><text:span text:style-name="T7">Soucy, C.P., Banville, F., </text:span><text:span text:style-name="T6">Beasley, E.M.</text:span><text:span text:style-name="T7">, Lefebvre, B., Poisot, T., &amp; Cameron, C.B. Modeling the palaeoecological trophic network of the Lower Ordovician Fezouata Shale (Morocco) fossil fauna. In review at </text:span><text:span text:style-name="T16">Proceedings of the Royal Society B. </text:span></text:p>
      <text:p text:style-name="P12" loext:marker-style-name="T7"><text:span text:style-name="T17"/></text:p>
      <text:p text:style-name="P12" loext:marker-style-name="T7"><text:span text:style-name="T6">Beasley, E.M</text:span><text:span text:style-name="T7">. </text:span><text:span text:style-name="T18">2024. </text:span><text:span text:style-name="T7">Host traits explain more variation in occupancy of generalists than specialists due to strong host preferences among generalists. </text:span><text:span text:style-name="T16">Journal of Parasitology </text:span><text:span text:style-name="T7">110(6): 577–589.</text:span></text:p>
      <text:p text:style-name="P13" loext:marker-style-name="T7"/>
      <text:p text:style-name="P12" loext:marker-style-name="T16"><text:span text:style-name="T6">Beasley, E.M</text:span><text:span text:style-name="T7">. 2024. Ecologically informed priors improve Bayesian model estimates of species richness and occupancy for undetected species. </text:span><text:span text:style-name="T16">Ecological Applications</text:span><text:span text:style-name="T7"> 34(2):e2941.</text:span></text:p>
      <text:p text:style-name="P13" loext:marker-style-name="T7"><text:soft-page-break/></text:p>
      <text:p text:style-name="P12" loext:marker-style-name="T7"><text:span text:style-name="T6">Beasley, E.M</text:span><text:span text:style-name="T7">., Nelson, K.M., Slate, D., Gilbert, A., Pogmore, F., Chipman, R.B., and Davis, A.J. 2024. The impact of oral rabies vaccination targeting raccoons across a development intensity gradient in Burlington, Vermont, USA, 2015-2017. </text:span><text:span text:style-name="T16">Journal of Wildlife Diseases </text:span><text:span text:style-name="T7">60:1–13.</text:span></text:p>
      <text:p text:style-name="P13" loext:marker-style-name="T7"/>
      <text:p text:style-name="P12" loext:marker-style-name="T6"><text:span text:style-name="T6">Beasley, E.M.</text:span><text:span text:style-name="T7">, Aristizábal, N., Bueno, E.M., &amp; White, E.R. 2022. </text:span>Spatially explicit models predict coffee rust spread in fragmented landscapes. <text:span text:style-name="T5">Landscape Ecology </text:span>37: 2165-2178.<text:span text:style-name="T5"> </text:span>https://doi.org/10.1007/s10980-022-01473-1</text:p>
      <text:p text:style-name="P13" loext:marker-style-name="T7"/>
      <text:p text:style-name="P12" loext:marker-style-name="T7"><text:span text:style-name="T6">Beasley, E.M.</text:span><text:span text:style-name="T7"> &amp; Maher, S.P. 2019. </text:span>Small mammal community composition varies among Ozark glades<text:span text:style-name="T7">. </text:span><text:span text:style-name="T19">Journal of Mammalogy </text:span><text:span text:style-name="T7">100:1774–1782.</text:span></text:p>
      <text:p text:style-name="P14" loext:marker-style-name="T16"/>
      <text:p text:style-name="P12" loext:marker-style-name="T20"><text:span text:style-name="T20">WORKING GROUPS</text:span><text:span text:style-name="T20"/></text:p>
      <text:p text:style-name="P15" loext:marker-style-name="T20"/>
      <text:p text:style-name="P16" loext:marker-style-name="T7"><text:span text:style-name="T7">2024<text:tab/>North American Raccoon Rabies Working Group (Organizer). Funded by the Wellcome Trust and falls under the mandate of the North American Rabies Management Plan.</text:span><text:span text:style-name="T7"/></text:p>
      <text:p text:style-name="P17" loext:marker-style-name="T7"/>
      <text:p text:style-name="P12" loext:marker-style-name="T6"><text:span text:style-name="T6">PRESENTATIONS</text:span><text:span text:style-name="T6"/></text:p>
      <text:p text:style-name="P9" loext:marker-style-name="T7"/>
      <text:p text:style-name="P16" loext:marker-style-name="T7"><text:span text:style-name="T7">2024<text:tab/>American Society of Mammalogists Annual Meeting. Seroprevalence rates and landscape barriers influence rabies dynamics in simulated urban landscapes. Talk.</text:span><text:span text:style-name="T7"/></text:p>
      <text:p text:style-name="P17" loext:marker-style-name="T7"/>
      <text:p text:style-name="P16" loext:marker-style-name="T7"><text:span text:style-name="T7">2023<text:tab/>American Society of Mammalogists Annual Meeting. Ectoparasite life history traits influence occupancy patterns at varying organizational scales. Talk.</text:span><text:span text:style-name="T7"/></text:p>
      <text:p text:style-name="P17" loext:marker-style-name="T7"/>
      <text:p text:style-name="P16" loext:marker-style-name="T7"><text:span text:style-name="T7">2022<text:tab/>American Society of Mammalogists Annual Meeting. The impact of oral rabies vaccination targeting raccoons across a development intensity gradient in Burlington, Vermont, USA, 2015-2017. Talk.</text:span><text:span text:style-name="T7"/></text:p>
      <text:p text:style-name="P17" loext:marker-style-name="T7"/>
      <text:p text:style-name="P16" loext:marker-style-name="T7"><text:span text:style-name="T7">2021<text:tab/>The Wildlife Society Annual Meeting (Virtual). Vaccine baiting strategy influences rabies seroprevalence rates in urban raccoon populations. Talk.</text:span><text:span text:style-name="T7"/></text:p>
      <text:p text:style-name="P17" loext:marker-style-name="T7"/>
      <text:p text:style-name="P16" loext:marker-style-name="T7"><text:span text:style-name="T7">2021<text:tab/>Ecological Society of America Annual Meeting (Virtual). Dealing with nondetection: ecologically informed priors improve Bayesian model estimates of missing species. Talk.</text:span><text:span text:style-name="T7"/></text:p>
      <text:p text:style-name="P17" loext:marker-style-name="T7"/>
      <text:p text:style-name="P16" loext:marker-style-name="T7"><text:span text:style-name="T7">2021<text:tab/>American Society of Mammalogists Annual Meeting (Virtual). Dealing with nondetection: ecologically informed priors improve Bayesian model estimates of missing species. Talk.</text:span><text:span text:style-name="T7"/></text:p>
      <text:p text:style-name="P17" loext:marker-style-name="T7"/>
      <text:p text:style-name="P16" loext:marker-style-name="T7"><text:span text:style-name="T7">2020<text:tab/>Ecological Society of America Annual Meeting (Virtual). The spore of the beans: Using spatially explicit methods to model the spread of coffee rust in simulated landscapes. Talk.</text:span></text:p>
      <text:p text:style-name="P17" loext:marker-style-name="T7"/>
      <text:p text:style-name="P12" loext:marker-style-name="T6"><text:soft-page-break/><text:span text:style-name="T6">PROFESSIONAL DEVELOPMENT</text:span><text:span text:style-name="T6"/></text:p>
      <text:p text:style-name="P18" loext:marker-style-name="T6"/>
      <text:p text:style-name="P19" loext:marker-style-name="T7"><text:span text:style-name="T7">2025<text:tab/>Introduction to Databases: Quebec Center for Biodiversity Science (QCBS) Workshop</text:span></text:p>
      <text:p text:style-name="P16" loext:marker-style-name="T7"><text:span text:style-name="T7"/></text:p>
      <text:p text:style-name="P16" loext:marker-style-name="T7"><text:span text:style-name="T7">2018<text:tab/></text:span>Holistic Specimen Collection Workshop: Small Mammal Parasite Sampling, Preservation, and Identification. American Society of Mammalogists Annual Meeting.</text:p>
      <text:p text:style-name="P18" loext:marker-style-name="T6"/>
      <text:p text:style-name="P18" loext:marker-style-name="T6"/>
      <text:p text:style-name="P12" loext:marker-style-name="T6"><text:span text:style-name="T6">TEACHING</text:span></text:p>
      <text:p text:style-name="P12" loext:marker-style-name="T6"><text:span text:style-name="T6"/></text:p>
      <text:p text:style-name="P20" loext:marker-style-name="T6"><text:span text:style-name="T6">Workshop Instructor</text:span></text:p>
      <text:p text:style-name="P21"><text:tab/>2025<text:tab/>QCBS R Workshop Series</text:p>
      <text:list text:style-name="L1">
        <text:list-item>
          <text:p text:style-name="P22">Generalized Linear Models</text:p>
        </text:list-item>
        <text:list-item>
          <text:p text:style-name="P22">Multivariate Statistics</text:p>
        </text:list-item>
      </text:list>
      <text:p text:style-name="P23"><text:tab/></text:p>
      <text:p text:style-name="P23"><text:tab/>2022<text:tab/><text:span text:style-name="T21">Zadock Thompson Zoological Collections: Small Mammal Specimen Preparation</text:span></text:p>
      <text:p text:style-name="P18" loext:marker-style-name="T6"/>
      <text:p text:style-name="P12" loext:marker-style-name="T6"><text:span text:style-name="T6">August 2019–</text:span><text:span text:style-name="T22">May 2023</text:span><text:span text:style-name="T6">, University of Vermont</text:span></text:p>
      <text:p text:style-name="P12" loext:marker-style-name="T19"><text:span text:style-name="T19">Instructor</text:span><text:span text:style-name="T19"/></text:p>
      <text:list text:style-name="WWNum16">
        <text:list-item>
          <text:p text:style-name="P24"><text:span text:style-name="T23">Introduction to R for Biologists. Teach students the programming language R through live in-class coding, weekly assignments, and a semester project. Students use R as a template for learning foundational skills in computer programming, such as </text:span>directory structures, data structures, and writing and executing functions, that can be applied to other programming languages such as Python or Julia. Students also learn the principles and skills necessary for managing and analyzing data, including but not limited to cleaning data, planning and executing an analysis, and data visualization. Students apply these skills to existing datasets from the realms of ecology and public health. </text:p>
        </text:list-item>
      </text:list>
      <text:p text:style-name="P25" loext:marker-style-name="T19"/>
      <text:p text:style-name="P12" loext:marker-style-name="T19"><text:span text:style-name="T19">Teaching Assistant</text:span><text:span text:style-name="T19"/></text:p>
      <text:list text:continue-list="list2577286917" text:style-name="WWNum4">
        <text:list-item>
          <text:p text:style-name="P8" loext:marker-style-name="T23"><text:span text:style-name="T23">Computational biology. Graduate-level course teaching students a variety of computational tools to make analysis, writing, and presentations more efficient and attractive, including R, plain-text editors, markdown, github, regular expressions, and shell commands. Additionally, students learn how to use probability distributions; simulate data; recognize, use, and analyze 4 archetypal experimental designs for biologists, and apply them to real and simulated data; and create publication quality graphs with the ggplot2() package in R. TA duties involve running the lab component of the course, which begins with a brief overview of the week’s programming assignment, introduces tips and strategies for completion, and providing troubleshooting help.</text:span><text:span text:style-name="T23"/></text:p>
        </text:list-item>
      </text:list>
      <text:p text:style-name="P26" loext:marker-style-name="T19"/>
      <text:list text:continue-numbering="true" text:style-name="WWNum4">
        <text:list-item>
          <text:p text:style-name="P8" loext:marker-style-name="T19"><text:span text:style-name="T7">Mammalogy. Provide students with an overview of mammals, including important adaptations, morphology, and taxonomy of major orders and families. Introduce students to various techniques used for studying mammals, including field methods, curation skills, and the use of software such as R and ARBIMON. Reinforce essential scientific </text:span><text:soft-page-break/><text:span text:style-name="T7">skills including scientific writing, data analysis, and communication via a series of data labs.</text:span><text:span text:style-name="T19"/></text:p>
        </text:list-item>
      </text:list>
      <text:p text:style-name="P27" loext:marker-style-name="T19"/>
      <text:list text:continue-numbering="true" text:style-name="WWNum4">
        <text:list-item>
          <text:p text:style-name="P8" loext:marker-style-name="T19"><text:span text:style-name="T23">Natural History Internship. Assist students in projects with the intent to develop the range of skills and tasks associated with natural history collection curation, management, and outreach. Invite seminar speakers whose careers and research showcase the value of natural history collections to scientific community, policy-makers, and the public. Aid students in developing skills in independent learning and project management.</text:span><text:span text:style-name="T16"/></text:p>
        </text:list-item>
      </text:list>
      <text:p text:style-name="P18" loext:marker-style-name="T6"/>
      <text:p text:style-name="P4" loext:marker-style-name="T6"><text:span text:style-name="T6">Jan. 2016-Dec. 2017, Missouri State University</text:span><text:span text:style-name="T6"/></text:p>
      <text:p text:style-name="P4" loext:marker-style-name="T5"><text:span text:style-name="T5">Teaching Assistant</text:span><text:span text:style-name="T5"/></text:p>
      <text:list text:style-name="WWNum6">
        <text:list-item>
          <text:p text:style-name="P28">Introductory Biology II. Present introductory biology lab material in a clear and understandable manner. Teach essential scientific and writing skills through class experiments and lab reports. </text:p>
        </text:list-item>
        <text:list-item>
          <text:p text:style-name="P28">Advising. Provide information to high school students and parents regarding Missouri State undergraduate programs and resources in general and Biology Department programs specifically. Give tours of department facilities. Represent the department in an informative, professional manner.</text:p>
        </text:list-item>
        <text:list-item>
          <text:p text:style-name="P28">Mammalogy. Organize field trips, including transporting field gear such as traps, bait, etc. Instruct students on field methods for trapping and collecting data on small mammals in southwest Missouri.</text:p>
        </text:list-item>
      </text:list>
      <text:p text:style-name="P18" loext:marker-style-name="T6"/>
      <text:p text:style-name="P6" loext:marker-style-name="T6"/>
      <text:p text:style-name="P4" loext:marker-style-name="T6"><text:span text:style-name="T6">OTHER EMPLOYMENT</text:span><text:span text:style-name="T6"/></text:p>
      <text:p text:style-name="P6" loext:marker-style-name="T6"/>
      <text:p text:style-name="P4" loext:marker-style-name="T6"><text:span text:style-name="T6">Feb. 2018-July 2018, Nemours Wildlife Foundation</text:span><text:span text:style-name="T6"/></text:p>
      <text:p text:style-name="P4" loext:marker-style-name="T19"><text:span text:style-name="T19">Wildlife Technician</text:span><text:span text:style-name="T19"/></text:p>
      <text:list text:style-name="WWNum11">
        <text:list-item>
          <text:p text:style-name="P29" loext:marker-style-name="T7"><text:span text:style-name="T7">Collected data on small carnivore/mesocarnivore use of managed coastal impoundments in South Carolina. Collected scat for use in population genetic analysis. Identified mammalian tracks to species. Collected camera trap data for occupancy and abundance estimates.</text:span><text:span text:style-name="T7"/></text:p>
        </text:list-item>
      </text:list>
      <text:p text:style-name="P6" loext:marker-style-name="T6"/>
      <text:p text:style-name="P4" loext:marker-style-name="T6"><text:span text:style-name="T6">May 2015-Aug. 2015, Missouri State University</text:span><text:span text:style-name="T6"/></text:p>
      <text:p text:style-name="P4" loext:marker-style-name="T5"><text:span text:style-name="T5">Field Biologist</text:span><text:span text:style-name="T5"/></text:p>
      <text:list text:style-name="WWNum7">
        <text:list-item>
          <text:p text:style-name="P30">Tracked alligator snapping turtles using radiotelemetry. Collected environmental data. Operated small-engine boat in adverse weather conditions.</text:p>
        </text:list-item>
      </text:list>
      <text:p text:style-name="P6" loext:marker-style-name="T6"/>
      <text:p text:style-name="P4" loext:marker-style-name="T6"><text:span text:style-name="T6">SKILLS</text:span><text:span text:style-name="T6"/></text:p>
      <text:list text:style-name="WWNum9">
        <text:list-item>
          <text:p text:style-name="P31"><text:span text:style-name="T5">Computer Skills: </text:span>R, Git, BUGS/JAGS, Julia, Python</text:p>
        </text:list-item>
        <text:list-item>
          <text:p text:style-name="P31"><text:span text:style-name="T5">Other Skills: </text:span>Small mammal trapping/handling, ectoparasite identification, small mammal collection curation and specimen preparation, camera trap operation, radiotelemetry</text:p>
        </text:list-item>
      </text:list>
      <text:p text:style-name="P6" loext:marker-style-name="T6"/>
      <text:p text:style-name="P4" loext:marker-style-name="T6"><text:span text:style-name="T6">EXTRAMURAL GRANTS</text:span><text:span text:style-name="T6"/></text:p>
      <text:list text:style-name="WWNum15">
        <text:list-item>
          <text:p text:style-name="P32" loext:marker-style-name="T6">American Society of Mammalogists Grant-in-Aid of Research (2020-2021, 1500 USD)<text:span text:style-name="T6"/></text:p>
        </text:list-item>
        <text:list-item>
          <text:p text:style-name="P32" loext:marker-style-name="T6"><text:span text:style-name="T7">Theodore Roosevelt Memorial Fund (Apr. 2019–Apr. 2020, 750 USD)</text:span><text:span text:style-name="T6"/></text:p>
        </text:list-item>
      </text:list>
      <text:p text:style-name="P6" loext:marker-style-name="T6"><text:soft-page-break/></text:p>
      <text:p text:style-name="P4" loext:marker-style-name="T6"><text:span text:style-name="T6"/></text:p>
      <text:p text:style-name="P4" loext:marker-style-name="T6"><text:span text:style-name="T6">AWARDS</text:span><text:span text:style-name="T6"/></text:p>
      <text:list text:style-name="WWNum10">
        <text:list-item>
          <text:p text:style-name="P33" loext:marker-style-name="T6">American Society of Mammalogists Early Career Travel Award (2024, <text:span text:style-name="T24">2025</text:span>)</text:p>
        </text:list-item>
        <text:list-item>
          <text:p text:style-name="P33" loext:marker-style-name="T6">University of Vermont GTA of the Year (2023)<text:span text:style-name="T6"/></text:p>
        </text:list-item>
        <text:list-item>
          <text:p text:style-name="P33" loext:marker-style-name="T6">American Society of Mammalogists Student Travel Award (2022)<text:span text:style-name="T6"/></text:p>
        </text:list-item>
        <text:list-item>
          <text:p text:style-name="P33" loext:marker-style-name="T6"><text:span text:style-name="T7">American Society of Mammalogists Annie M. Alexander Award (2018)</text:span><text:span text:style-name="T6"/></text:p>
        </text:list-item>
        <text:list-item>
          <text:p text:style-name="P33" loext:marker-style-name="T25">Central Plains Society of Mammalogists Best Talk by a Master’s Student (2017)<text:span text:style-name="T25"/></text:p>
        </text:list-item>
      </text:list>
      <text:p text:style-name="P34"/>
      <text:p text:style-name="P4" loext:marker-style-name="T6"><text:span text:style-name="T6">SERVICE</text:span></text:p>
      <text:list text:style-name="WWNum17">
        <text:list-item>
          <text:p text:style-name="P35">Open Data Hours Peer Mentoring Group: Organizer and mentor (2023-<text:span text:style-name="T26">2024</text:span>)</text:p>
        </text:list-item>
        <text:list-item>
          <text:p text:style-name="P35">American Society of Mammalogists Inclusion, Diversity, Equity, and Anti-Bias Committee member (2022–Present)</text:p>
        </text:list-item>
      </text:list>
      <text:p text:style-name="P4"/>
      <text:p text:style-name="P4">Manuscripts Reviewed:</text:p>
      <text:p text:style-name="P4" loext:marker-style-name="T5"><text:tab/>2024<text:tab/><text:span text:style-name="T5">PLOS Computational Biology</text:span><text:span text:style-name="T5"/></text:p>
      <text:p text:style-name="P36" loext:marker-style-name="T5">2022<text:tab/><text:span text:style-name="T5">Ecology</text:span><text:span text:style-name="T5"/></text:p>
      <text:p text:style-name="P36">2020<text:tab/><text:span text:style-name="T5">Agriculture, Ecosystems, and Environment; Ecological Monographs</text:span></text:p>
      <text:p text:style-name="P36">2019<text:tab/><text:span text:style-name="T5">Theoretical Ecology </text:span></text:p>
      <text:p text:style-name="P6" loext:marker-style-name="T6"/>
      <text:p text:style-name="P4" loext:marker-style-name="T6"><text:span text:style-name="T6">MEMBERSHIPS</text:span><text:span text:style-name="T6"/></text:p>
      <text:list text:style-name="WWNum14">
        <text:list-item>
          <text:p text:style-name="P37" loext:marker-style-name="T6">Canadian Society for Ecology and Evolution</text:p>
        </text:list-item>
        <text:list-item>
          <text:p text:style-name="P38" loext:marker-style-name="T6">Quebec Center for Biodiversity Science<text:span text:style-name="T6"/></text:p>
        </text:list-item>
        <text:list-item>
          <text:p text:style-name="P38" loext:marker-style-name="T6">American Society of Mammalogists<text:span text:style-name="T6"/></text:p>
        </text:list-item>
        <text:list-item>
          <text:p text:style-name="P38" loext:marker-style-name="T6">Ecological Society of America<text:span text:style-name="T6"/></text:p>
        </text:list-item>
        <text:list-item>
          <text:p text:style-name="P38" loext:marker-style-name="T6">American Society of Parasitologists<text:span text:style-name="T6"/></text:p>
        </text:list-item>
        <text:list-item>
          <text:p text:style-name="P38" loext:marker-style-name="T6">The Wildlife Society (former member)<text:span text:style-name="T6"/></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letter-kerning="false" style:font-name-asian="Calibri" style:font-size-asian="12pt" style:language-asian="en" style:country-asian="US" style:font-name-complex="Times New Roman2"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1" fo:font-size="12pt" fo:language="en" fo:country="US" style:letter-kerning="false" style:font-name-asian="Calibri" style:font-size-asian="12pt" style:language-asian="en" style:country-asian="US" style:font-name-complex="Times New Roman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Bibliography" style:family="paragraph" style:parent-style-name="Standard" style:next-style-name="Standard">
      <style:paragraph-properties fo:margin-left="0.5in" fo:margin-top="0in" fo:margin-bottom="0.1665in" style:contextual-spacing="false" fo:line-height="100%" fo:text-indent="-0.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1"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1"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1"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1"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1"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1"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1"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1"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1"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1"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1"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1"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1"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1"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1"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1"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1"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1"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1"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1"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1"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1"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1"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1"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1"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easley</meta:initial-creator>
    <meta:editing-cycles>127</meta:editing-cycles>
    <meta:print-date>2022-06-30T15:26:00</meta:print-date>
    <meta:creation-date>2018-03-12T15:19:00</meta:creation-date>
    <dc:date>2025-08-13T16:48:49.451935700</dc:date>
    <meta:editing-duration>PT5H27M38S</meta:editing-duration>
    <meta:generator>LibreOffice/25.2.5.2$Windows_X86_64 LibreOffice_project/03d19516eb2e1dd5d4ccd751a0d6f35f35e08022</meta:generator>
    <meta:document-statistic meta:table-count="0" meta:image-count="0" meta:object-count="0" meta:page-count="5" meta:paragraph-count="96" meta:word-count="1232" meta:character-count="9029" meta:non-whitespace-character-count="7926"/>
    <meta:user-defined meta:name="AppVersion">16.0000</meta:user-defined>
    <meta:user-defined meta:name="ZOTERO_PREF_1">&lt;data data-version="3" zotero-version="5.0.92"&gt;&lt;session id="RAUDb0GW"/&gt;&lt;style id="http://www.zotero.org/styles/landscape-ecology" hasBibliography="1" bibliographyStyleHasBeenSet="1"/&gt;&lt;prefs&gt;&lt;pref name="fieldType" value="Field"/&gt;&lt;pref name="automaticJourna</meta:user-defined>
    <meta:user-defined meta:name="ZOTERO_PREF_2">lAbbreviations" value="true"/&gt;&lt;/prefs&gt;&lt;/data&gt;</meta:user-defined>
    <meta:template xlink:type="simple" xlink:actuate="onRequest" xlink:title="Normal" xlink:href=""/>
  </office:meta>
</office:document-meta>
</file>